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1"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Courier New" svg:font-family="'Courier New'" style:font-family-generic="modern"/>
    <style:font-face style:name="Arial1" svg:font-family="Arial, sans-serif" style:font-family-generic="swiss"/>
    <style:font-face style:name="Courier New1" svg:font-family="'Courier New'" style:font-family-generic="modern" style:font-pitch="fixed"/>
    <style:font-face style:name="OpenSymbol1" svg:font-family="OpenSymbol, 'Arial Unicode MS'" style:font-pitch="variable"/>
    <style:font-face style:name="SimSun1" svg:font-family="SimSu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2" style:family="paragraph" style:parent-style-name="Standard">
      <style:text-properties style:font-name="Arial" style:font-name-complex="Arial"/>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fo:font-weight="bold" style:font-weight-asian="bold" style:font-name-complex="Arial" style:font-weight-complex="bold"/>
    </style:style>
    <style:style style:name="P6" style:family="paragraph" style:parent-style-name="Standard">
      <style:text-properties style:font-name="Arial" fo:font-weight="normal" style:font-weight-asian="normal" style:font-name-complex="Arial" style:font-weight-complex="normal"/>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style:font-name="Arial" fo:font-weight="bold" style:font-weight-asian="bold" style:font-name-complex="Arial"/>
    </style:style>
    <style:style style:name="P8" style:family="paragraph" style:parent-style-name="Text_20_body">
      <style:text-properties style:font-name="Arial1"/>
    </style:style>
    <style:style style:name="P9" style:family="paragraph" style:parent-style-name="Text_20_body">
      <style:text-properties style:font-name="Arial1" style:font-name-complex="Arial"/>
    </style:style>
    <style:style style:name="P10" style:family="paragraph" style:parent-style-name="Text_20_body" style:list-style-name="WW8Num6">
      <style:text-properties style:font-name="Arial" fo:font-weight="bold" style:font-weight-asian="bold" style:font-weight-complex="bold"/>
    </style:style>
    <style:style style:name="P11" style:family="paragraph" style:parent-style-name="Standard" style:master-page-name="Standard">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12" style:family="paragraph" style:parent-style-name="Standard" style:list-style-name="WW8Num2">
      <style:paragraph-properties>
        <style:tab-stops>
          <style:tab-stop style:position="0in"/>
        </style:tab-stops>
      </style:paragraph-properties>
      <style:text-properties style:font-name="Arial" style:font-name-complex="Arial"/>
    </style:style>
    <style:style style:name="P13" style:family="paragraph" style:parent-style-name="Standard" style:list-style-name="WW8Num1">
      <style:paragraph-properties>
        <style:tab-stops>
          <style:tab-stop style:position="0in"/>
        </style:tab-stops>
      </style:paragraph-properties>
      <style:text-properties style:font-name="Arial" style:font-name-complex="Arial"/>
    </style:style>
    <style:style style:name="P14" style:family="paragraph" style:parent-style-name="Standard" style:list-style-name="WW8Num3">
      <style:paragraph-properties>
        <style:tab-stops>
          <style:tab-stop style:position="0in"/>
        </style:tab-stops>
      </style:paragraph-properties>
      <style:text-properties style:font-name="Arial" style:font-name-complex="Arial"/>
    </style:style>
    <style:style style:name="P15" style:family="paragraph" style:parent-style-name="Standard" style:list-style-name="L1">
      <style:text-properties style:font-name="Arial" fo:font-weight="normal" style:font-weight-asian="normal" style:font-name-complex="Arial" style:font-weight-complex="normal"/>
    </style:style>
    <style:style style:name="P16" style:family="paragraph" style:parent-style-name="Standard">
      <style:text-properties style:font-name="Arial" fo:font-weight="bold" style:font-weight-asian="bold" style:font-name-complex="Arial"/>
    </style:style>
    <style:style style:name="P17" style:family="paragraph" style:parent-style-name="Standard" style:list-style-name="L1">
      <style:text-properties style:font-name="Arial" fo:font-weight="bold" style:font-weight-asian="bold" style:font-name-complex="Arial" style:font-weight-complex="bold"/>
    </style:style>
    <style:style style:name="P18" style:family="paragraph" style:parent-style-name="Standard" style:list-style-name="WW8Num7">
      <style:text-properties style:font-name="Arial" fo:font-weight="bold" style:font-weight-asian="bold" style:font-name-complex="Arial" style:font-weight-complex="bold"/>
    </style:style>
    <style:style style:name="P19" style:family="paragraph" style:parent-style-name="Standard" style:list-style-name="WW8Num5">
      <style:text-properties style:font-name="Arial" fo:font-weight="bold" style:font-weight-asian="bold" style:font-weight-complex="bold"/>
    </style:style>
    <style:style style:name="P20" style:family="paragraph" style:parent-style-name="Standard" style:list-style-name="WW8Num5"/>
    <style:style style:name="P21" style:family="paragraph" style:parent-style-name="Standard" style:list-style-name="WW8Num1">
      <style:paragraph-properties>
        <style:tab-stops>
          <style:tab-stop style:position="0in"/>
        </style:tab-stops>
      </style:paragraph-properties>
    </style:style>
    <style:style style:name="P22" style:family="paragraph" style:parent-style-name="Standard" style:list-style-name="L2"/>
    <style:style style:name="P23" style:family="paragraph" style:parent-style-name="Standard" style:list-style-name="WW8Num4">
      <style:paragraph-properties fo:margin-left="0.5in" fo:margin-right="0in" fo:text-indent="-0.25in" style:auto-text-indent="false">
        <style:tab-stops>
          <style:tab-stop style:position="0.5in"/>
        </style:tab-stops>
      </style:paragraph-properties>
      <style:text-properties style:font-name="Arial" style:font-name-complex="Arial"/>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name-complex="Arial" style:font-weight-complex="normal"/>
    </style:style>
    <style:style style:name="T7" style:family="text">
      <style:text-properties style:text-position="super 58%" style:font-name="Arial"/>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style:font-weight-asian="normal"/>
    </style:style>
    <style:style style:name="T11" style:family="text">
      <style:text-properties style:font-name-complex="Arial"/>
    </style:style>
    <style:style style:name="T12"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ustin Rains</text:p>
      <text:p text:style-name="P1">justin@justinrains.com</text:p>
      <text:p text:style-name="P3"/>
      <text:p text:style-name="P7">Summary of Qualifications</text:p>
      <text:p text:style-name="P2"/>
      <text:p text:style-name="Standard"><text:span text:style-name="T2">Sixteen years of professional web based programming experience. Experience in web based programming (LAMP architecture) using </text:span><text:span text:style-name="T4">php</text:span><text:span text:style-name="T2">, </text:span><text:span text:style-name="T4">mySQL</text:span><text:span text:style-name="T2">, </text:span><text:span text:style-name="T4">html5</text:span><text:span text:style-name="T6">,</text:span><text:span text:style-name="T4"> javascript</text:span><text:span text:style-name="T6">,</text:span><text:span text:style-name="T4"> jQuery</text:span><text:span text:style-name="T6">,</text:span><text:span text:style-name="T4"> CSS3</text:span><text:span text:style-name="T6">, and</text:span><text:span text:style-name="T4"> angularJS</text:span><text:span text:style-name="T2"> to deliver a rich Internet experience for the end user.</text:span></text:p>
      <text:p text:style-name="P2"/>
      <text:p text:style-name="P7">Proficient in</text:p>
      <text:p text:style-name="P4"/>
      <text:p text:style-name="P4">Programming Languages / Operating Systems</text:p>
      <text:list xml:id="list29647474" text:style-name="WW8Num2">
        <text:list-item>
          <text:p text:style-name="P12">HTML<text:tab/><text:tab/>15+ years experience</text:p>
        </text:list-item>
        <text:list-item>
          <text:p text:style-name="P12">CSS<text:tab/><text:tab/><text:tab/>5 years experience</text:p>
        </text:list-item>
        <text:list-item>
          <text:p text:style-name="P12">JavaScript<text:tab/><text:tab/>10 years experience</text:p>
        </text:list-item>
        <text:list-item>
          <text:p text:style-name="P12">jQuery<text:tab/><text:tab/>4 years experience</text:p>
        </text:list-item>
        <text:list-item>
          <text:p text:style-name="P12">PHP<text:tab/><text:tab/><text:tab/>8 years experience</text:p>
        </text:list-item>
        <text:list-item>
          <text:p text:style-name="P12">CSS3<text:tab/><text:tab/><text:tab/>4 years experience</text:p>
        </text:list-item>
        <text:list-item>
          <text:p text:style-name="P12">angularJS<text:tab/><text:tab/>1 year experience</text:p>
        </text:list-item>
        <text:list-item>
          <text:p text:style-name="P12">Linux/Ubuntu<text:tab/>5 years experience</text:p>
        </text:list-item>
      </text:list>
      <text:p text:style-name="P2"/>
      <text:p text:style-name="P4">Databases</text:p>
      <text:p text:style-name="P2">mySQL</text:p>
      <text:p text:style-name="P2"/>
      <text:p text:style-name="P4">Software</text:p>
      <text:p text:style-name="Standard"><text:span text:style-name="T6">grunt, sass, </text:span><text:span text:style-name="T4">git</text:span><text:span text:style-name="T6">, svn</text:span><text:span text:style-name="T2">, Netbeans IDE, Microsoft Office, Adobe Photoshop, Linux Shell, </text:span><text:span text:style-name="T4">AWS</text:span><text:span text:style-name="T2">.</text:span></text:p>
      <text:p text:style-name="P2"/>
      <text:p text:style-name="P5">SEO</text:p>
      <text:p text:style-name="P2">While I have not done any SEO for my jobs I have for my personal sites. I understand keyword density, links back, comments on posts. Several years ago I was flown to the GoreTex factory along with 5 other influential bloggers. We got to tour the facility and take as many pictures as we wanted. This trip was paid for by GoreTex.</text:p>
      <text:p text:style-name="P2"/>
      <text:p text:style-name="P4">Browsers</text:p>
      <text:p text:style-name="P2">Google Chrome, Internet Explorer, Mozilla Firefox, Safari</text:p>
      <text:p text:style-name="P2"/>
      <text:p text:style-name="P7">Professional Experience</text:p>
      <text:p text:style-name="P2"/>
      <text:p text:style-name="P4">Since February of 2015 I have: </text:p>
      <text:list xml:id="list29647746" text:style-name="L2">
        <text:list-item>
          <text:p text:style-name="P22"><text:span text:style-name="T6">Created a custom WordPress theme and deployed it to a clients site</text:span></text:p>
        </text:list-item>
        <text:list-item>
          <text:p text:style-name="P22"><text:span text:style-name="T6">Created a media player</text:span></text:p>
          <text:list>
            <text:list-item>
              <text:p text:style-name="P22"><text:span text:style-name="T6">Mobile ready</text:span></text:p>
            </text:list-item>
            <text:list-item>
              <text:p text:style-name="P22"><text:soft-page-break/><text:span text:style-name="T6">It also has a Roku channel that I wrote.</text:span></text:p>
            </text:list-item>
          </text:list>
        </text:list-item>
      </text:list>
      <text:list xml:id="list29653891" text:style-name="L1">
        <text:list-item>
          <text:p text:style-name="P15">I have taken an online class in python programming</text:p>
        </text:list-item>
        <text:list-item>
          <text:p text:style-name="P15">Written a single page app that lists local churches </text:p>
          <text:list>
            <text:list-item>
              <text:p text:style-name="P15">Uses CodeIgniter for the back end</text:p>
            </text:list-item>
            <text:list-item>
              <text:p text:style-name="P15">Custom API for bringing in the Churches and their geo-locations</text:p>
            </text:list-item>
            <text:list-item>
              <text:p text:style-name="P15">Backend uses an API to call google for the latitude and longitude information</text:p>
            </text:list-item>
            <text:list-item>
              <text:p text:style-name="P15">Front end uses:</text:p>
              <text:list>
                <text:list-item>
                  <text:p text:style-name="P17">Bootstrap</text:p>
                </text:list-item>
                <text:list-item>
                  <text:p text:style-name="P17">angularJS</text:p>
                </text:list-item>
                <text:list-item>
                  <text:p text:style-name="P17">google maps api</text:p>
                </text:list-item>
              </text:list>
            </text:list-item>
          </text:list>
        </text:list-item>
        <text:list-item>
          <text:p text:style-name="P15">Developed sites in WordPress that use <text:span text:style-name="T8">bootstrap</text:span> for responsiveness and custom themes.</text:p>
        </text:list-item>
        <text:list-item>
          <text:p text:style-name="P15">Helped at MakerCamp at the Kenton County Public Library</text:p>
        </text:list-item>
        <text:list-item>
          <text:p text:style-name="P15">Started a book on Arduino Programming which I hope to have the first <text:s/>chapter that will be available by the end of the year as an e-book.</text:p>
        </text:list-item>
        <text:list-item>
          <text:p text:style-name="P15">Redesigned my website at <text:span text:style-name="T8">justinrains.com</text:span> to be a lot more customized using WordPress and boot strap.</text:p>
        </text:list-item>
      </text:list>
      <text:p text:style-name="P4"/>
      <text:p text:style-name="P4">January 2016 – February 2016</text:p>
      <text:p text:style-name="P4"/>
      <text:p text:style-name="P4">January 2015 – Febrauary 2015 Drees Homes – Front end and PHP web developer</text:p>
      <text:p text:style-name="P4"/>
      <text:p text:style-name="Standard"><text:span text:style-name="T6">Front end developer. Their site used </text:span><text:span text:style-name="T4">nodejs</text:span><text:span text:style-name="T6"> and </text:span><text:span text:style-name="T4">grunt</text:span><text:span text:style-name="T6"> to minify javascript and css files. I was responsible for fixing front-end bugs that were assigned to me through Jira.</text:span></text:p>
      <text:p text:style-name="P4"/>
      <text:p text:style-name="P4">January 2014 – January 2015 KDM POP Solutions Group – Code Igniter Web Developer</text:p>
      <text:p text:style-name="P4"/>
      <text:p text:style-name="P2">Web developer. KDMs backend site which I was hired to work on was written in CodeIgniter, a PHP based MVC software actecture.</text:p>
      <text:p text:style-name="P2"/>
      <text:p text:style-name="Standard"><text:span text:style-name="T2"><text:s/></text:span><text:span text:style-name="T3">March 2013 – November 2013 Powerhouse Factories Joomla! developer</text:span></text:p>
      <text:p text:style-name="P4"/>
      <text:p text:style-name="P2">Open source web developer. I am responsible for creating microsites based in Joomla and also with the monthly maintenance or a large client site written in a cutom CMS system. (php and mySQL). I am also responsible for maintain a sister site that was written by another company using their own in house MVC based CMS. This site is also written in php and uses mySQL for backend storage. All sites code is kept in various github repositories for versioning.</text:p>
      <text:p text:style-name="P2"/>
      <text:p text:style-name="P2">Some sites I worked on while at Powerhouse Factories include:</text:p>
      <text:list xml:id="list29658355" text:style-name="WW8Num5">
        <text:list-item>
          <text:p text:style-name="P19">marzetti.com</text:p>
        </text:list-item>
        <text:list-item>
          <text:p text:style-name="P20"><text:soft-page-break/><text:span text:style-name="T5">tmarzetticompany.com</text:span><text:span text:style-name="T1"> – Joomla! Site I created from a base template. The products router for this had major customizations. I had to put in variables in the url for the various Marzetti products. This site also has a where to buy module for products that makes an ajax call to the server which uses curl to call a 3</text:span><text:span text:style-name="T7">rd</text:span><text:span text:style-name="T1"> party to get the desired results.</text:span></text:p>
        </text:list-item>
        <text:list-item>
          <text:p text:style-name="P19">innmaidnoodles.com</text:p>
        </text:list-item>
        <text:list-item>
          <text:p text:style-name="P20"><text:span text:style-name="T5">lasikplus.com</text:span><text:span text:style-name="T1"> – Wordpress site. I did some reworking of the locations page, the individual locations page, and the doctor plugin. The site also uses a PDF plugin to create printable pages for the doctors staff to include </text:span><text:span text:style-name="T1">in packets. I updated the PDF engine used and also tweaked the plugin to get the desired PDF output.</text:span></text:p>
        </text:list-item>
      </text:list>
      <text:p text:style-name="P4"/>
      <text:p text:style-name="P4">January 2013 – Loc Enterprises – Front end developer</text:p>
      <text:p text:style-name="P4"/>
      <text:p text:style-name="P2">Front end web developer. I was responsible for creating and maintaining a complex HTML5 website using:</text:p>
      <text:list xml:id="list29653076" text:style-name="WW8Num4">
        <text:list-item>
          <text:p text:style-name="P23">Namespacing</text:p>
        </text:list-item>
        <text:list-item>
          <text:p text:style-name="P23">jQuery and deferred loading</text:p>
        </text:list-item>
        <text:list-item>
          <text:p text:style-name="P23">Ajax calls to a java backend</text:p>
        </text:list-item>
        <text:list-item>
          <text:p text:style-name="P23">Integration with google maps javascript API</text:p>
        </text:list-item>
        <text:list-item>
          <text:p text:style-name="P23">jQuery templating</text:p>
        </text:list-item>
      </text:list>
      <text:p text:style-name="P4"/>
      <text:p text:style-name="P4">January 2012 to November 2012 – gyro – Web developer</text:p>
      <text:p text:style-name="P4"/>
      <text:p text:style-name="P9"><text:bookmark-start text:name="_GoBack11"/>Web developer working in PHP using Wordpress, Code Igniter, and hand coded sites.<text:bookmark-end text:name="_GoBack11"/></text:p>
      <text:p text:style-name="P9">Responsible for creating and maintaining client sites. Sites were in various CMS/code frame works. WordPress was used as the CMS. For a frame work Code Igniter was used. These sites featured interactive items such as allowing <text:s/>users to register what team they were a fan of and their approximate location was shown on a heat map using google maps. Another site was a custom WordPress design that featured a home page slider and custom page layouts. I was in charge of developing the pages using html/css and integrating them into the WordPress theme.</text:p>
      <text:p text:style-name="P9">Sample sites I worked on while at gyro:</text:p>
      <text:list xml:id="list29639830" text:style-name="WW8Num6">
        <text:list-item>
          <text:p text:style-name="P10">mybpstation.com</text:p>
        </text:list-item>
        <text:list-item>
          <text:p text:style-name="P10">cornnaturally.com</text:p>
        </text:list-item>
      </text:list>
      <text:p text:style-name="P4"/>
      <text:p text:style-name="P4">August 2011 to December 2011 – Zoo Games, Inc. - Web developer</text:p>
      <text:p text:style-name="P4"/>
      <text:p text:style-name="P9"><text:bookmark-start text:name="_GoBack1"/>Web developer working in PHP using the Drupal CMS.<text:bookmark-end text:name="_GoBack1"/></text:p>
      <text:p text:style-name="P8">Responsible for creating micro-sites for upcoming video game releases. Creating both mobile and desktop versions of the sites and detecting where to send traffic <text:soft-page-break/>to. I am given a png or psd file and it is my job to incorporate any effects such as slideshows, mouse-overs, or show/hide effects that are required. jQuery and javascript are used extensively for animations/effects.</text:p>
      <text:p text:style-name="Text_20_body"> </text:p>
      <text:p text:style-name="P8">Working on integrating a very intricate design for their site in drupal. As above I am given a design for the pages/area and am responsible for coding the HTML and integrating it into the drupal theme. This is done using html, css, jQuery, php, and MySQL to pull in dynamic data either from the database or as JSON from a custom built API.</text:p>
      <text:p text:style-name="P2"/>
      <text:p text:style-name="P2">Created PHP code in their internal custom written admin system for the handling of promotion codes.</text:p>
      <text:p text:style-name="P2"/>
      <text:p text:style-name="Standard"><text:span text:style-name="T2">Also responsible for updating any changes to the </text:span><text:span text:style-name="T4">zoogamesinc.com</text:span><text:span text:style-name="T2"> website such as new or changed images and pages.</text:span></text:p>
      <text:p text:style-name="P4"/>
      <text:p text:style-name="P4">October 2010 through July 2011 – Contractor with Cohesion at Fifth Third Bank – Front end web developer</text:p>
      <text:p text:style-name="P2">Member of the 5/3 digital delivery team. I am part of a team of front end developers responsible for moving content from IBM Websphere to Autonomy by Interwoven for a major CMS migration project.</text:p>
      <text:p text:style-name="P2">Tasks include:</text:p>
      <text:list xml:id="list29632964" text:style-name="WW8Num1">
        <text:list-item>
          <text:p text:style-name="P13">Web site page updates</text:p>
        </text:list-item>
        <text:list-item>
          <text:p text:style-name="P13">Managing and editing a large jQuery library that performed tasks such as their home page ad rotator, ui dialog boxes throughout the site</text:p>
        </text:list-item>
        <text:list-item>
          <text:p text:style-name="P13">Customizing and building any new javascript or jQuery objects</text:p>
        </text:list-item>
        <text:list-item>
          <text:p text:style-name="P13">Migrating pages and their dependencies from IBM WCM into Autonomy and testing for deployment</text:p>
        </text:list-item>
        <text:list-item>
          <text:p text:style-name="P13">Ensuring the pages and content displays consistently across browsers including Internet Explorer 6</text:p>
        </text:list-item>
        <text:list-item>
          <text:p text:style-name="P21"><text:span text:style-name="Default_20_Paragraph_20_Font"><text:span text:style-name="T2">Wrote image rotation jQuery code that is now in the live environment to replace a rotating image flash object. This could be seen at </text:span></text:span><text:span text:style-name="Internet_20_link"><text:span text:style-name="T2">http://53.com/careers</text:span></text:span></text:p>
        </text:list-item>
      </text:list>
      <text:p text:style-name="P4"/>
      <text:p text:style-name="P4">Self employed January of 2001 through October 2010.</text:p>
      <text:p text:style-name="P4"/>
      <text:p text:style-name="P4">Client Work Experience</text:p>
      <text:p text:style-name="P2"/>
      <text:p text:style-name="Standard"><text:span text:style-name="Default_20_Paragraph_20_Font"><text:span text:style-name="T3">Website for local law firm – </text:span></text:span><text:span text:style-name="Default_20_Paragraph_20_Font"><text:span text:style-name="T2">I was approached by a designer and asked to implement a design into wordpress for this client. I chose to customize the Thesis theme again and implemented their design into the theme.</text:span></text:span></text:p>
      <text:p text:style-name="P5">Technologies Used:</text:p>
      <text:list xml:id="list29654474" text:style-name="WW8Num3">
        <text:list-item>
          <text:p text:style-name="P14">HTML</text:p>
        </text:list-item>
        <text:list-item>
          <text:p text:style-name="P14">CSS</text:p>
        </text:list-item>
        <text:list-item>
          <text:p text:style-name="P14">PHP</text:p>
        </text:list-item>
        <text:list-item>
          <text:p text:style-name="P14"><text:soft-page-break/>Wordpress</text:p>
        </text:list-item>
        <text:list-item>
          <text:p text:style-name="P14">Thesis theme for Wordpress</text:p>
        </text:list-item>
      </text:list>
      <text:p text:style-name="P4"/>
      <text:p text:style-name="Standard"><text:span text:style-name="Default_20_Paragraph_20_Font"><text:span text:style-name="T3">Website for a local pizza franchise </text:span></text:span><text:span text:style-name="Default_20_Paragraph_20_Font"><text:span text:style-name="T2">– Client approached me with a design in hand and wanted the design turned into a full fledged web site. Current site was </text:span></text:span><text:span text:style-name="Default_20_Paragraph_20_Font"><text:span text:style-name="T2">static HTML and was difficult to manage if a locations information changed. New site was implemented using Wordpress and Thesis was again chosen for this project. </text:span></text:span><text:span text:style-name="Default_20_Paragraph_20_Font"><text:span text:style-name="T4">Miospizza.com</text:span></text:span></text:p>
      <text:p text:style-name="P5">Technologies Used:</text:p>
      <text:list xml:id="list34672025" text:continue-numbering="true" text:style-name="WW8Num3">
        <text:list-item>
          <text:p text:style-name="P14">HTML</text:p>
        </text:list-item>
        <text:list-item>
          <text:p text:style-name="P14">CSS</text:p>
        </text:list-item>
        <text:list-item>
          <text:p text:style-name="P14">PHP</text:p>
        </text:list-item>
        <text:list-item>
          <text:p text:style-name="P14">Wordpress</text:p>
        </text:list-item>
        <text:list-item>
          <text:p text:style-name="P14">Thesis theme for Wordpress</text:p>
        </text:list-item>
      </text:list>
      <text:p text:style-name="P4"/>
      <text:p text:style-name="Standard"><text:span text:style-name="Default_20_Paragraph_20_Font"><text:span text:style-name="T3">Coupon Database</text:span></text:span><text:span text:style-name="Default_20_Paragraph_20_Font"><text:span text:style-name="T2"> - The database is coded using PHP to output HTML/JavaScript/jQuery. Different levels of users have different abilities when they login. Users can also upload their logo for inclusion on the coupon database home page. Features a main admin section where administrators can approve/decline users, manage coupons, and also a bulk upload too for administrators to upload a CSV file of new coupons. The admin area is also protected against automated logins using CAPTCHA technology. iFrame for users also ajax for the “report a coupon” functionality so that the user never leaves the web site owners blog or site. Website not in use anymore.</text:span></text:span></text:p>
      <text:p text:style-name="P5">Technologies Used:</text:p>
      <text:list xml:id="list34694163" text:continue-numbering="true" text:style-name="WW8Num3">
        <text:list-item>
          <text:p text:style-name="P14">HTML</text:p>
        </text:list-item>
        <text:list-item>
          <text:p text:style-name="P14">JavaScript/jQuery</text:p>
        </text:list-item>
        <text:list-item>
          <text:p text:style-name="P14">CSS</text:p>
        </text:list-item>
        <text:list-item>
          <text:p text:style-name="P14">PHP</text:p>
        </text:list-item>
        <text:list-item>
          <text:p text:style-name="P14">mySQL</text:p>
        </text:list-item>
      </text:list>
      <text:p text:style-name="P2"/>
      <text:p text:style-name="P2">The new version of the coupon database supports an iframe that will reload the parent page and load the iframe content. This helps the users as many bloggers are paid by their advertisers on the CPM or cost per 1000 impression basis. Normally iframes will not reload the parent page thus the user can search for coupons but the blogger will not earn a CPM revenue from their site.</text:p>
      <text:p text:style-name="P2"/>
      <text:p text:style-name="Standard"><text:span text:style-name="Default_20_Paragraph_20_Font"><text:span text:style-name="T3">Website for law firm</text:span></text:span><text:span text:style-name="Default_20_Paragraph_20_Font"><text:span text:style-name="T2"> – The website was also created using Wordpress and Thesis. This site does not use any blogging features it simply uses the power of the wordpress and the Thesis theme. </text:span></text:span><text:span text:style-name="Default_20_Paragraph_20_Font"><text:span text:style-name="T4">Pss-law.net</text:span></text:span></text:p>
      <text:p text:style-name="P5">Technologies Used:</text:p>
      <text:list xml:id="list34679332" text:continue-numbering="true" text:style-name="WW8Num3">
        <text:list-item>
          <text:p text:style-name="P14">HTML</text:p>
        </text:list-item>
        <text:list-item>
          <text:p text:style-name="P14">CSS</text:p>
        </text:list-item>
        <text:list-item>
          <text:p text:style-name="P14">PHP</text:p>
        </text:list-item>
        <text:list-item>
          <text:p text:style-name="P14">Wordpress</text:p>
        </text:list-item>
        <text:list-item>
          <text:p text:style-name="P14"><text:soft-page-break/>Thesis theme for Wordpress</text:p>
        </text:list-item>
      </text:list>
      <text:p text:style-name="P2"/>
      <text:p text:style-name="Standard"><text:span text:style-name="Default_20_Paragraph_20_Font"><text:span text:style-name="T3">Website for credit union</text:span></text:span><text:span text:style-name="Default_20_Paragraph_20_Font"><text:span text:style-name="T2"> – This website uses a CMS that is custom coded from the ground up. The CMS is theme able and has been re-used. Website uses CAPTCHA for the admin login. Site makes extensive use of table-less design and </text:span></text:span><text:span text:style-name="Default_20_Paragraph_20_Font"><text:span text:style-name="T2">jQuery. Admins can define menus and also drop down menus on the fly from the admin section. Website: </text:span></text:span><text:span text:style-name="Default_20_Paragraph_20_Font"><text:span text:style-name="T4">whitewaterccu.org</text:span></text:span></text:p>
      <text:p text:style-name="P5">Technologies Used:</text:p>
      <text:list xml:id="list34686757" text:continue-numbering="true" text:style-name="WW8Num3">
        <text:list-item>
          <text:p text:style-name="P14">HTML</text:p>
        </text:list-item>
        <text:list-item>
          <text:p text:style-name="P14">JavaScript/jQuery</text:p>
        </text:list-item>
        <text:list-item>
          <text:p text:style-name="P14">CSS</text:p>
        </text:list-item>
        <text:list-item>
          <text:p text:style-name="P14">PHP</text:p>
        </text:list-item>
        <text:list-item>
          <text:p text:style-name="P14">mySQL</text:p>
        </text:list-item>
      </text:list>
      <text:p text:style-name="P4"/>
      <text:p text:style-name="P4">Prior to being self employed:</text:p>
      <text:p text:style-name="Standard"><text:span text:style-name="Default_20_Paragraph_20_Font"><text:span text:style-name="T3">Cadence Network</text:span></text:span><text:span text:style-name="Default_20_Paragraph_20_Font"><text:span text:style-name="T2">, Cincinnati, OH. February 1998 – December 2000. ASP developer, responsible for developing and maintaining employers large online software project.</text:span></text:span></text:p>
      <text:p text:style-name="P2"/>
      <text:p text:style-name="Standard"><text:span text:style-name="Default_20_Paragraph_20_Font"><text:span text:style-name="T3">ExperTest</text:span></text:span><text:span text:style-name="Default_20_Paragraph_20_Font"><text:span text:style-name="T2">, West Chester, OH. June 1996 – February 1998. Visual Basic developer. Created and helped maintain an in house application. Also created a Visual Basic DLL that talked to SQL Server that ran through IIS for a web based application.</text:span></text:span></text:p>
      <text:p text:style-name="P2"/>
      <text:p text:style-name="P5">Personal projects:</text:p>
      <text:list xml:id="list29652637" text:style-name="WW8Num7">
        <text:list-item>
          <text:p text:style-name="P18">Brought several Arduinos to the Cincinnati Country Day School eduMakerFaire</text:p>
        </text:list-item>
        <text:list-item>
          <text:p text:style-name="P18">Displayed at the Cincinnati Maker Faire in 2014 and 2015</text:p>
        </text:list-item>
        <text:list-item>
          <text:p text:style-name="P18">Displayed at the Columbus Maker Faire in 2014</text:p>
        </text:list-item>
        <text:list-item>
          <text:p text:style-name="P18">Displayed projects made at the 2015 Louisville Maker Faire</text:p>
        </text:list-item>
      </text:list>
      <text:p text:style-name="P5"/>
      <text:p text:style-name="Standard"><text:span text:style-name="T4">AngularJS &amp; CodeIgniter: </text:span><text:span text:style-name="T6">Gave an interactive talk to the CincyNG Group on how I integrated AngularJS into my personal CodeIgniter. This site also makes use of bootstrap for more mobile <text:s/>flexibility.</text:span></text:p>
      <text:p text:style-name="P5"/>
      <text:p text:style-name="Standard"><text:span text:style-name="T4">Raspberry Pi and Maker fan</text:span><text:span text:style-name="T6">. I enjoy coding and learning new things using the Raspberry Pi. I have also given a talk at the Kenton County Public Library on the custom Christmas lights controller that is synced to music [ </text:span><text:a xlink:type="simple" xlink:href="https://docs.google.com/presentation/d/1Gge3jg490L2s1h-z6YSvYdu5OM4fryVnoYl0GMHY3jo/edit?usp=sharing"><text:span text:style-name="Internet_20_link"><text:span text:style-name="T6">https://docs.google.com/presentation/d/1Gge3jg490L2s1h-z6YSvYdu5OM4fryVnoYl0GMHY3jo/edit?usp=sharing</text:span></text:span></text:a><text:span text:style-name="T6"> ]</text:span></text:p>
      <text:p text:style-name="P5"/>
      <text:p text:style-name="Standard"><text:span text:style-name="T4">greatwildoutdoors.com: </text:span><text:span text:style-name="T6">Wordpress site using the Thesis theme. I write about camping and the outdoors in general.</text:span></text:p>
      <text:p text:style-name="P6"/>
      <text:p text:style-name="Standard"><text:soft-page-break/><text:span text:style-name="T4">cutyourowntree.com: </text:span><text:span text:style-name="T6">Joomla! Site for Cincinnati based live Christmas tree farms. This site also uses the Google maps API to show the farms in a geographical manner. This site is hosted on an AWS slice.</text:span></text:p>
      <text:p text:style-name="P4"/>
      <text:p text:style-name="Standard"><text:span text:style-name="Default_20_Paragraph_20_Font"><text:span text:style-name="T3">Education </text:span></text:span><text:span text:style-name="Default_20_Paragraph_20_Font"><text:span text:style-name="T2">–</text:span></text:span><text:span text:style-name="Default_20_Paragraph_20_Font"><text:span text:style-name="T3"> </text:span></text:span><text:span text:style-name="Default_20_Paragraph_20_Font"><text:span text:style-name="T2">NKU 1992-1996. Chemistry/Secondary Education major/Computer Science minor.</text:spa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1"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Courier New" svg:font-family="'Courier New'" style:font-family-generic="modern"/>
    <style:font-face style:name="Arial1" svg:font-family="Arial, sans-serif" style:font-family-generic="swiss"/>
    <style:font-face style:name="Courier New1" svg:font-family="'Courier New'" style:font-family-generic="modern" style:font-pitch="fixed"/>
    <style:font-face style:name="OpenSymbol1" svg:font-family="OpenSymbol, 'Arial Unicode MS'" style:font-pitch="variable"/>
    <style:font-face style:name="SimSun1" svg:font-family="SimSu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2" fo:widows="2"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1"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1"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Mangal1"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1"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fo:hyphenate="false" fo:hyphenation-remain-char-count="2" fo:hyphenation-push-char-count="2"/>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Wingdings 2" style:font-name-complex="OpenSymbol1"/>
    </style:style>
    <style:style style:name="WW8Num2z1" style:family="text">
      <style:text-properties style:font-name="OpenSymbol1" style:font-name-complex="OpenSymbol1"/>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Wingdings 21" style:font-name-complex="OpenSymbol1"/>
    </style:style>
    <style:style style:name="WW8Num5z1" style:family="text">
      <style:text-properties style:font-name="OpenSymbol" style:font-name-complex="OpenSymbol1"/>
    </style:style>
    <style:style style:name="WW8Num6z0" style:family="text">
      <style:text-properties style:font-name="Wingdings 21" style:font-name-complex="OpenSymbol1"/>
    </style:style>
    <style:style style:name="WW8Num6z1" style:family="text">
      <style:text-properties style:font-name="OpenSymbol" style:font-name-complex="OpenSymbol1"/>
    </style:style>
    <style:style style:name="WW8Num7z0" style:family="text">
      <style:text-properties style:font-name="Wingdings 21" style:font-name-complex="OpenSymbol1"/>
    </style:style>
    <style:style style:name="WW8Num7z1" style:family="text">
      <style:text-properties style:font-name="OpenSymbol" style:font-name-complex="OpenSymbol1"/>
    </style:style>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2"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Wingdings 2"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Wingdings 2"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Wingdings 2"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Wingdings 2"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Wingdings 2"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Justin Rains</dc:title>
    <meta:initial-creator>Preferred Customer</meta:initial-creator>
    <meta:creation-date>2010-09-16T07:58:00</meta:creation-date>
    <dc:creator>Justin Rains</dc:creator>
    <dc:date>2016-05-12T14:50:27.09</dc:date>
    <meta:print-date>2011-07-10T10:39:00</meta:print-date>
    <meta:editing-cycles>70</meta:editing-cycles>
    <meta:editing-duration>P21DT20H43M37S</meta:editing-duration>
    <meta:generator>OpenOffice.org/3.3$Win32 OpenOffice.org_project/330m20$Build-9567</meta:generator>
    <meta:document-statistic meta:table-count="0" meta:image-count="0" meta:object-count="0" meta:page-count="7" meta:paragraph-count="133" meta:word-count="1843" meta:character-count="10842"/>
  </office:meta>
</office:document-meta>
</file>